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✅ <text:span text:style-name="Strong_20_Emphasis">Concept Explanation</text:span></text:h>
      <text:h text:style-name="Heading_20_3" text:outline-level="3">🔹 What is a Dockerfile?</text:h>
      <text:p text:style-name="Text_20_body">A <text:span text:style-name="Strong_20_Emphasis">Dockerfile</text:span> is a plain text file that contains a set of instructions used to build a <text:span text:style-name="Strong_20_Emphasis">Docker image</text:span>. Think of it like a <text:span text:style-name="Strong_20_Emphasis">recipe</text:span> for creating your custom container image.</text:p>
      <text:p text:style-name="Horizontal_20_Line"/>
      <text:h text:style-name="Heading_20_2" text:outline-level="2">🧱 <text:span text:style-name="Strong_20_Emphasis">Key Dockerfile Instructions</text:span></text:h>
      <text:h text:style-name="Heading_20_3" text:outline-level="3">1. <text:span text:style-name="Strong_20_Emphasis">FROM</text:span></text:h>
      <text:p text:style-name="Text_20_body">Specifies the <text:span text:style-name="Strong_20_Emphasis">base image</text:span> for your container.</text:p>
      <text:p text:style-name="Preformatted_20_Text">dockerfile</text:p>
      <text:p text:style-name="Preformatted_20_Text">CopyEdit</text:p>
      <text:p text:style-name="P2"><text:span text:style-name="Source_20_Text">FROM ubuntu</text:span></text:p>
      <text:p text:style-name="Text_20_body">➡️ This means: Start building the image from the official Ubuntu image.</text:p>
      <text:p text:style-name="Horizontal_20_Line"/>
      <text:h text:style-name="Heading_20_3" text:outline-level="3">2. <text:span text:style-name="Strong_20_Emphasis">RUN</text:span></text:h>
      <text:p text:style-name="Text_20_body">Executes a command <text:span text:style-name="Strong_20_Emphasis">during image build</text:span> and adds the result to the image.</text:p>
      <text:p text:style-name="Preformatted_20_Text">dockerfile</text:p>
      <text:p text:style-name="Preformatted_20_Text">CopyEdit</text:p>
      <text:p text:style-name="P2"><text:span text:style-name="Source_20_Text">RUN apt update &amp;&amp; apt install -y curl</text:span></text:p>
      <text:p text:style-name="Text_20_body">➡️ This updates package list and installs <text:span text:style-name="Source_20_Text">curl</text:span>. It's like adding software during the baking process.</text:p>
      <text:p text:style-name="Horizontal_20_Line"/>
      <text:h text:style-name="Heading_20_3" text:outline-level="3">3. <text:span text:style-name="Strong_20_Emphasis">COPY</text:span></text:h>
      <text:p text:style-name="Text_20_body">Copies files/folders from your <text:span text:style-name="Strong_20_Emphasis">local system into the image</text:span>.</text:p>
      <text:p text:style-name="Preformatted_20_Text">dockerfile</text:p>
      <text:p text:style-name="Preformatted_20_Text">CopyEdit</text:p>
      <text:p text:style-name="P2"><text:span text:style-name="Source_20_Text">COPY . /app</text:span></text:p>
      <text:p text:style-name="Text_20_body">➡️ Copies everything in current directory to <text:span text:style-name="Source_20_Text">/app</text:span> inside the image.</text:p>
      <text:p text:style-name="Horizontal_20_Line"/>
      <text:h text:style-name="Heading_20_3" text:outline-level="3">4. <text:span text:style-name="Strong_20_Emphasis">CMD</text:span></text:h>
      <text:p text:style-name="Text_20_body">Specifies the <text:span text:style-name="Strong_20_Emphasis">default command to run</text:span> when the container starts.</text:p>
      <text:p text:style-name="Preformatted_20_Text">dockerfile</text:p>
      <text:p text:style-name="Preformatted_20_Text">CopyEdit</text:p>
      <text:p text:style-name="P2"><text:span text:style-name="Source_20_Text">CMD ["bash"]</text:span></text:p>
      <text:p text:style-name="Text_20_body">➡️ When the container runs, it opens a bash shell.</text:p>
      <text:p text:style-name="Horizontal_20_Line"/>
      <text:h text:style-name="Heading_20_3" text:outline-level="3"><text:soft-page-break/>5. <text:span text:style-name="Strong_20_Emphasis">EXPOSE</text:span></text:h>
      <text:p text:style-name="Text_20_body">Documents the <text:span text:style-name="Strong_20_Emphasis">port number</text:span> the container will listen on.</text:p>
      <text:p text:style-name="Preformatted_20_Text">dockerfile</text:p>
      <text:p text:style-name="Preformatted_20_Text">CopyEdit</text:p>
      <text:p text:style-name="P2"><text:span text:style-name="Source_20_Text">EXPOSE 80</text:span></text:p>
      <text:p text:style-name="Text_20_body">➡️ Declares that the app uses port 80. This is <text:span text:style-name="Strong_20_Emphasis">for documentation</text:span>; it doesn’t actually publish the port.</text:p>
      <text:p text:style-name="Horizontal_20_Line"/>
      <text:h text:style-name="Heading_20_3" text:outline-level="3">6. <text:span text:style-name="Strong_20_Emphasis">ENV</text:span></text:h>
      <text:p text:style-name="Text_20_body">Sets <text:span text:style-name="Strong_20_Emphasis">environment variables</text:span> inside the image.</text:p>
      <text:p text:style-name="Preformatted_20_Text">dockerfile</text:p>
      <text:p text:style-name="Preformatted_20_Text">CopyEdit</text:p>
      <text:p text:style-name="P2"><text:span text:style-name="Source_20_Text">ENV ENV_VAR=value</text:span></text:p>
      <text:p text:style-name="Text_20_body">➡️ Used to configure applications inside the container.</text:p>
      <text:p text:style-name="Horizontal_20_Line"/>
      <text:h text:style-name="Heading_20_3" text:outline-level="3">7. <text:span text:style-name="Strong_20_Emphasis">WORKDIR</text:span></text:h>
      <text:p text:style-name="Text_20_body">Sets the <text:span text:style-name="Strong_20_Emphasis">working directory</text:span> for the container.</text:p>
      <text:p text:style-name="Preformatted_20_Text">dockerfile</text:p>
      <text:p text:style-name="Preformatted_20_Text">CopyEdit</text:p>
      <text:p text:style-name="P2"><text:span text:style-name="Source_20_Text">WORKDIR /app</text:span></text:p>
      <text:p text:style-name="Text_20_body">➡️ Any command like <text:span text:style-name="Source_20_Text">RUN</text:span>, <text:span text:style-name="Source_20_Text">CMD</text:span>, <text:span text:style-name="Source_20_Text">COPY</text:span> after this will use <text:span text:style-name="Source_20_Text">/app</text:span> as current directory.</text:p>
      <text:p text:style-name="Horizontal_20_Line"/>
      <text:h text:style-name="Heading_20_2" text:outline-level="2">🛠️ How to Build an Image</text:h>
      <text:p text:style-name="Preformatted_20_Text">bash</text:p>
      <text:p text:style-name="Preformatted_20_Text">CopyEdit</text:p>
      <text:p text:style-name="P2"><text:span text:style-name="Source_20_Text">docker build -t myapp .</text:span></text:p>
      <text:list text:style-name="L1">
        <text:list-item>
          <text:p text:style-name="P5"><text:span text:style-name="Source_20_Text">-t myapp</text:span> ➝ Tags the image with the name <text:span text:style-name="Source_20_Text">myapp</text:span></text:p>
        </text:list-item>
        <text:list-item>
          <text:p text:style-name="P5"><text:span text:style-name="Source_20_Text">.</text:span> ➝ Dockerfile is in the current directory</text:p>
        </text:list-item>
      </text:list>
      <text:p text:style-name="Horizontal_20_Line"/>
      <text:h text:style-name="Heading_20_2" text:outline-level="2">📘 Sample Dockerfile</text:h>
      <text:p text:style-name="Preformatted_20_Text">dockerfile</text:p>
      <text:p text:style-name="Preformatted_20_Text">CopyEdit</text:p>
      <text:p text:style-name="P1"><text:span text:style-name="Source_20_Text">FROM ubuntu</text:span></text:p>
      <text:p text:style-name="P3"><text:span text:style-name="Source_20_Text">RUN apt update &amp;&amp; apt install -y curl</text:span></text:p>
      <text:p text:style-name="P4"><text:span text:style-name="Source_20_Text">CMD ["bash"]</text:span></text:p>
      <text:p text:style-name="Text_20_body">This creates an image with Ubuntu + curl installed, and runs <text:span text:style-name="Source_20_Text">bash</text:span> by default.</text:p>
      <text:p text:style-name="Horizontal_20_Line"><text:soft-page-break/></text:p>
      <text:h text:style-name="Heading_20_2" text:outline-level="2">💼 Real Interview Questions (Beginner to Intermediate)</text:h>
      <text:h text:style-name="Heading_20_3" text:outline-level="3">🔸 Beginner</text:h>
      <text:list text:style-name="L2">
        <text:list-item>
          <text:p text:style-name="P6"><text:span text:style-name="Strong_20_Emphasis">What is a Dockerfile and why is it used?</text:span></text:p>
        </text:list-item>
        <text:list-item>
          <text:p text:style-name="P6"><text:span text:style-name="Strong_20_Emphasis">What is the difference between RUN and CMD?</text:span></text:p>
        </text:list-item>
        <text:list-item>
          <text:p text:style-name="P6"><text:span text:style-name="Strong_20_Emphasis">Explain what the FROM instruction does.</text:span></text:p>
        </text:list-item>
        <text:list-item>
          <text:p text:style-name="P6"><text:span text:style-name="Strong_20_Emphasis">How do you build an image from a Dockerfile?</text:span></text:p>
        </text:list-item>
        <text:list-item>
          <text:p text:style-name="P6"><text:span text:style-name="Strong_20_Emphasis">What happens if CMD is not specified?</text:span></text:p>
        </text:list-item>
      </text:list>
      <text:p text:style-name="Horizontal_20_Line"/>
      <text:h text:style-name="Heading_20_3" text:outline-level="3">🔸 Intermediate</text:h>
      <text:list text:style-name="L3">
        <text:list-item>
          <text:p text:style-name="P7"><text:span text:style-name="Strong_20_Emphasis">How is CMD different from ENTRYPOINT?</text:span></text:p>
        </text:list-item>
        <text:list-item>
          <text:p text:style-name="P7"><text:span text:style-name="Strong_20_Emphasis">What’s the use of WORKDIR in Dockerfile?</text:span></text:p>
        </text:list-item>
        <text:list-item>
          <text:p text:style-name="P7"><text:span text:style-name="Strong_20_Emphasis">What is layer caching in Docker and how do Dockerfile instructions affect it?</text:span></text:p>
        </text:list-item>
        <text:list-item>
          <text:p text:style-name="P7"><text:span text:style-name="Strong_20_Emphasis">Why is it better to put COPY after RUN in Dockerfile sometimes?</text:span></text:p>
        </text:list-item>
        <text:list-item>
          <text:p text:style-name="P7"><text:span text:style-name="Strong_20_Emphasis">How do you pass environment variables to your Docker container using ENV or at runtime?</text:span></text:p>
        </text:list-item>
      </text:list>
      <text:p text:style-name="Horizontal_20_Line"/>
      <text:h text:style-name="Heading_20_2" text:outline-level="2">🧠 Quick Tips</text:h>
      <text:list text:style-name="L4">
        <text:list-item>
          <text:p text:style-name="P8"><text:span text:style-name="Strong_20_Emphasis">RUN</text:span> = executes when image is being built.</text:p>
        </text:list-item>
        <text:list-item>
          <text:p text:style-name="P8"><text:span text:style-name="Strong_20_Emphasis">CMD</text:span> = runs when container is started.</text:p>
        </text:list-item>
        <text:list-item>
          <text:p text:style-name="P8">Use <text:span text:style-name="Source_20_Text">WORKDIR</text:span> to avoid using full paths again and again.</text:p>
        </text:list-item>
        <text:list-item>
          <text:p text:style-name="P8">Put <text:span text:style-name="Source_20_Text">COPY</text:span> and <text:span text:style-name="Source_20_Text">ADD</text:span> <text:span text:style-name="Strong_20_Emphasis">after</text:span> <text:span text:style-name="Source_20_Text">RUN</text:span> to make better use of Docker cache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12:58:20.980257548</meta:creation-date>
    <dc:date>2025-07-27T12:59:00.184880033</dc:date>
    <meta:editing-duration>PT40S</meta:editing-duration>
    <meta:editing-cycles>1</meta:editing-cycles>
    <meta:document-statistic meta:table-count="0" meta:image-count="0" meta:object-count="0" meta:page-count="3" meta:paragraph-count="77" meta:word-count="465" meta:character-count="2563" meta:non-whitespace-character-count="2191"/>
    <meta:generator>LibreOffice/24.2.7.2$Linux_X86_64 LibreOffice_project/420$Build-2</meta:generator>
  </office:meta>
</office:document-meta>
</file>